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1083in" table:align="left"/>
    </style:style>
    <style:style style:name="Table1.A" style:family="table-column">
      <style:table-column-properties style:column-width="2.1528in"/>
    </style:style>
    <style:style style:name="Table1.B" style:family="table-column">
      <style:table-column-properties style:column-width="2.9556in"/>
    </style:style>
    <style:style style:name="Table1.A1" style:family="table-cell">
      <style:table-cell-properties style:vertical-align="middle" fo:padding-left="0in" fo:padding-right="0in" fo:padding-top="0in" fo:padding-bottom="0.0833in" fo:border-left="none" fo:border-right="none" fo:border-top="none" fo:border-bottom="0.05pt solid #dcdfe5"/>
    </style:style>
    <style:style style:name="Table1.A2" style:family="table-cell">
      <style:table-cell-properties style:vertical-align="middle" fo:padding-left="0in" fo:padding-right="0in" fo:padding-top="0in" fo:padding-bottom="0.125in" fo:border-left="none" fo:border-right="none" fo:border-top="none" fo:border-bottom="0.05pt solid #dcdfe5"/>
    </style:style>
    <style:style style:name="P1" style:family="paragraph" style:parent-style-name="Standard">
      <style:text-properties officeooo:rsid="002f7320" officeooo:paragraph-rsid="002f7320"/>
    </style:style>
    <style:style style:name="P2" style:family="paragraph" style:parent-style-name="Standard">
      <style:text-properties officeooo:rsid="00285c30" officeooo:paragraph-rsid="00285c30"/>
    </style:style>
    <style:style style:name="P3" style:family="paragraph" style:parent-style-name="Standard">
      <style:text-properties officeooo:rsid="001f32f0" officeooo:paragraph-rsid="001f32f0"/>
    </style:style>
    <style:style style:name="P4" style:family="paragraph" style:parent-style-name="Standard">
      <style:text-properties fo:font-variant="normal" fo:text-transform="none" fo:color="#0a0a0a" loext:opacity="100%" style:font-name="Google Sans" fo:font-size="10.5pt" fo:letter-spacing="normal" fo:font-style="normal" fo:font-weight="normal" officeooo:rsid="001f32f0" officeooo:paragraph-rsid="001f32f0" fo:background-color="#f0f2f5" loext:padding="0in" loext:border="none"/>
    </style:style>
    <style:style style:name="P5"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style>
    <style:style style:name="P6" style:family="paragraph" style:parent-style-name="Standard">
      <style:paragraph-properties fo:margin-left="0in" fo:margin-right="0in" fo:margin-top="0.3126in" fo:margin-bottom="0.1665in" style:contextual-spacing="false" style:line-height-at-least="0.2917in" fo:orphans="2" fo:widows="2" fo:text-indent="0in" style:auto-text-indent="false" style:writing-mode="lr-tb"/>
      <style:text-properties fo:font-variant="normal" fo:text-transform="none" fo:color="#0a0a0a" loext:opacity="100%" style:font-name="Google Sans" fo:font-size="15pt" fo:letter-spacing="normal" fo:font-style="normal" fo:font-weight="bold"/>
    </style:style>
    <style:style style:name="P7" style:family="paragraph" style:parent-style-name="Text_20_body" style:list-style-name="L1">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rsid="001f32f0"/>
    </style:style>
    <style:style style:name="P8" style:family="paragraph" style:parent-style-name="Text_20_body">
      <style:paragraph-properties fo:margin-left="0in" fo:margin-right="0in" fo:margin-top="0.3126in" fo:margin-bottom="0.1665in" style:contextual-spacing="false" style:line-height-at-least="0.2917in" fo:orphans="2" fo:widows="2" fo:text-indent="0in" style:auto-text-indent="false" style:writing-mode="lr-tb"/>
      <style:text-properties fo:font-variant="normal" fo:text-transform="none" fo:color="#0a0a0a" loext:opacity="100%" style:font-name="Google Sans" fo:font-size="15pt" fo:letter-spacing="normal" fo:font-style="normal" fo:font-weight="bold" officeooo:rsid="001f32f0"/>
    </style:style>
    <style:style style:name="P9" style:family="paragraph" style:parent-style-name="Text_20_body">
      <style:paragraph-properties fo:margin-left="0in" fo:margin-right="0in" fo:margin-top="0.1665in" fo:margin-bottom="0.1665in" style:contextual-spacing="false" style:line-height-at-least="0.25in" fo:orphans="2" fo:widows="2" fo:text-indent="0in" style:auto-text-indent="false" style:writing-mode="lr-tb"/>
      <style:text-properties officeooo:rsid="001f32f0"/>
    </style:style>
    <style:style style:name="P10" style:family="paragraph" style:parent-style-name="Text_20_body" style:list-style-name="L2">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rsid="001f32f0"/>
    </style:style>
    <style:style style:name="P11" style:family="paragraph" style:parent-style-name="Text_20_body" style:list-style-name="L3">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fo:font-variant="normal" fo:text-transform="none" fo:color="#0a0a0a" loext:opacity="100%" style:font-name="Google Sans" fo:font-size="12pt" fo:letter-spacing="normal" fo:font-style="normal" fo:font-weight="normal" officeooo:rsid="001f32f0"/>
    </style:style>
    <style:style style:name="P12" style:family="paragraph" style:parent-style-name="Standard">
      <style:text-properties officeooo:rsid="0028d933" officeooo:paragraph-rsid="0028d933"/>
    </style:style>
    <style:style style:name="P13"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normal"/>
    </style:style>
    <style:style style:name="P14" style:family="paragraph" style:parent-style-name="Standard">
      <style:paragraph-properties fo:margin-left="0in" fo:margin-right="0in" fo:margin-top="0.3126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bold"/>
    </style:style>
    <style:style style:name="P15" style:family="paragraph" style:parent-style-name="Text_20_body" style:list-style-name="L4">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rsid="001f32f0"/>
    </style:style>
    <style:style style:name="P16" style:family="paragraph" style:parent-style-name="Text_20_body">
      <style:paragraph-properties fo:margin-left="0in" fo:margin-right="0in" fo:margin-top="0.3126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bold" officeooo:rsid="001f32f0"/>
    </style:style>
    <style:style style:name="P17" style:family="paragraph" style:parent-style-name="Text_20_body" style:list-style-name="L5">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rsid="001f32f0"/>
    </style:style>
    <style:style style:name="P18" style:family="paragraph" style:parent-style-name="Text_20_body" style:list-style-name="L6">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rsid="001f32f0"/>
    </style:style>
    <style:style style:name="P19" style:family="paragraph" style:parent-style-name="Text_20_body" style:list-style-name="L7">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rsid="001f32f0"/>
    </style:style>
    <style:style style:name="P20" style:family="paragraph" style:parent-style-name="Standard">
      <style:paragraph-properties fo:margin-left="0in" fo:margin-right="0in" fo:margin-top="0in" fo:margin-bottom="0.0972in" style:contextual-spacing="false" fo:text-indent="0in" style:auto-text-indent="false"/>
      <style:text-properties style:font-name="Google Sans" officeooo:paragraph-rsid="002dfce8" fo:background-color="#f0f2f5" loext:padding="0in" loext:border="none"/>
    </style:style>
    <style:style style:name="P21"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text-properties officeooo:paragraph-rsid="002dfce8"/>
    </style:style>
    <style:style style:name="P22"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normal" officeooo:paragraph-rsid="002dfce8"/>
    </style:style>
    <style:style style:name="P23" style:family="paragraph" style:parent-style-name="Table_20_Heading">
      <style:paragraph-properties fo:margin-left="0in" fo:margin-right="0in" fo:text-align="start" style:justify-single-word="false" fo:text-indent="0in" style:auto-text-indent="false"/>
      <style:text-properties fo:font-weight="bold" officeooo:paragraph-rsid="002dfce8"/>
    </style:style>
    <style:style style:name="P24" style:family="paragraph" style:parent-style-name="Table_20_Contents">
      <style:paragraph-properties fo:margin-left="0in" fo:margin-right="0in" style:line-height-at-least="0.1874in" fo:text-indent="0in" style:auto-text-indent="false"/>
      <style:text-properties officeooo:paragraph-rsid="002dfce8"/>
    </style:style>
    <style:style style:name="P25" style:family="paragraph" style:parent-style-name="Text_20_body">
      <style:paragraph-properties fo:margin-left="0in" fo:margin-right="0in" fo:margin-top="0.3126in" fo:margin-bottom="0.1665in" style:contextual-spacing="false" style:line-height-at-least="0.2917in" fo:orphans="2" fo:widows="2" fo:text-indent="0in" style:auto-text-indent="false" style:writing-mode="lr-tb"/>
      <style:text-properties fo:font-variant="normal" fo:text-transform="none" fo:color="#0a0a0a" loext:opacity="100%" style:font-name="Google Sans" fo:font-size="15pt" fo:letter-spacing="normal" fo:font-style="normal" fo:font-weight="normal" officeooo:paragraph-rsid="002dfce8"/>
    </style:style>
    <style:style style:name="P26" style:family="paragraph" style:parent-style-name="Text_20_body" style:list-style-name="L8">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officeooo:paragraph-rsid="002dfce8"/>
    </style:style>
    <style:style style:name="P27" style:family="paragraph" style:parent-style-name="Text_20_body" style:list-style-name="L8">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fo:font-variant="normal" fo:text-transform="none" fo:color="#0a0a0a" loext:opacity="100%" style:font-name="Google Sans" fo:font-size="12pt" fo:letter-spacing="normal" fo:font-style="normal" fo:font-weight="normal" officeooo:paragraph-rsid="002dfce8"/>
    </style:style>
    <style:style style:name="T1" style:family="text">
      <style:text-properties officeooo:rsid="002a8666"/>
    </style:style>
    <style:style style:name="T2" style:family="text">
      <style:text-properties fo:font-variant="normal" fo:text-transform="none" fo:color="#0a0a0a" loext:opacity="100%" style:font-name="Google Sans" fo:font-size="12pt" fo:letter-spacing="normal" fo:font-style="normal" fo:font-weight="normal"/>
    </style:style>
    <style:style style:name="T3" style:family="text">
      <style:text-properties fo:font-variant="normal" fo:text-transform="none" fo:color="#0a0a0a" loext:opacity="100%" style:font-name="Google Sans" fo:font-size="12pt" fo:letter-spacing="normal" fo:font-style="normal" fo:font-weight="bold"/>
    </style:style>
    <style:style style:name="T4" style:family="text">
      <style:text-properties fo:font-variant="normal" fo:text-transform="none" fo:color="#0a0a0a" loext:opacity="100%" style:font-name="Google Sans" fo:font-size="12pt" fo:letter-spacing="normal" fo:font-style="italic" fo:font-weight="normal"/>
    </style:style>
    <style:style style:name="T5" style:family="text">
      <style:text-properties fo:font-variant="normal" fo:text-transform="none" fo:color="#1a0dab" loext:opacity="100%" style:font-name="Google Sans" fo:font-size="12pt" fo:letter-spacing="normal" fo:font-style="normal" style:text-underline-style="solid" style:text-underline-width="auto" style:text-underline-color="font-color" fo:font-weight="normal"/>
    </style:style>
    <style:style style:name="T6" style:family="text">
      <style:text-properties fo:color="#56595e" loext:opacity="100%" style:font-name="Google Sans" fo:font-size="9pt" fo:font-weight="bol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vember 2025:</text:p>
      <text:p text:style-name="P2"/>
      <text:p text:style-name="P2">I asked Google’s AI this question <text:span text:style-name="T1">then copy paste</text:span>:</text:p>
      <text:p text:style-name="P3"/>
      <text:p text:style-name="P4">can you explain why or if people need to pay more for medicare because of new legislation</text:p>
      <text:p text:style-name="P5"><text:span text:style-name="T2">Yes, people will need to pay more for some aspects of Medicare in 2026, largely due to </text:span><text:span text:style-name="Strong_20_Emphasis"><text:span text:style-name="T3">rising healthcare costs</text:span></text:span><text:span text:style-name="T2"> and an anticipated significant increase in the standard Part B premium, though certain legislation such as the </text:span><text:span text:style-name="Strong_20_Emphasis"><text:span text:style-name="T3">Inflation Reduction Act (IRA) is working to limit or reduce specific costs</text:span></text:span><text:span text:style-name="T2">. </text:span></text:p>
      <text:p text:style-name="P6">Why Costs Are Rising Generally</text:p>
      <text:list text:style-name="L1">
        <text:list-item>
          <text:p text:style-name="P7"><text:span text:style-name="Strong_20_Emphasis"><text:span text:style-name="T3">Healthcare Inflation:</text:span></text:span><text:span text:style-name="T2"> General increases in healthcare costs, new high-priced drugs, and greater utilization of services by an aging population are the primary drivers of higher premiums and deductibles.</text:span></text:p>
        </text:list-item>
        <text:list-item>
          <text:p text:style-name="P7"><text:span text:style-name="Strong_20_Emphasis"><text:span text:style-name="T3">Standard Increases:</text:span></text:span><text:span text:style-name="T2"> Original Medicare (Parts A and B) premiums and deductibles increase annually based on these rising costs and provisions of the Social Security Act.</text:span></text:p>
          <text:list>
            <text:list-item>
              <text:p text:style-name="P7"><text:span text:style-name="T2">The </text:span><text:span text:style-name="Strong_20_Emphasis"><text:span text:style-name="T3">Medicare Part B standard monthly premium</text:span></text:span><text:span text:style-name="T2"> is projected to increase significantly in 2026 to around </text:span><text:span text:style-name="Strong_20_Emphasis"><text:span text:style-name="T3">$206.50</text:span></text:span><text:span text:style-name="T2">, up from $185 in 2025.</text:span></text:p>
            </text:list-item>
            <text:list-item>
              <text:p text:style-name="P7"><text:span text:style-name="T2">The annual </text:span><text:span text:style-name="Strong_20_Emphasis"><text:span text:style-name="T3">Part B deductible</text:span></text:span><text:span text:style-name="T2"> is projected to rise to $288 in 2026, up from $257 in 2025.</text:span></text:p>
            </text:list-item>
            <text:list-item>
              <text:p text:style-name="P7"><text:span text:style-name="T2">The </text:span><text:span text:style-name="Strong_20_Emphasis"><text:span text:style-name="T3">Part A deductible</text:span></text:span><text:span text:style-name="T2"> is projected to increase to $1,716 per benefit period in 2026, up from $1,676 in 2025. (Most people do not pay a premium for Part A).</text:span></text:p>
            </text:list-item>
          </text:list>
        </text:list-item>
        <text:list-item>
          <text:p text:style-name="P7"><text:span text:style-name="Strong_20_Emphasis"><text:span text:style-name="T3">Income-Related Monthly Adjustment Amounts (IRMAA):</text:span></text:span><text:span text:style-name="T2"> Higher-income beneficiaries already pay income-related surcharges for both Part B and Part D. These amounts are adjusted annually based on income from two years prior. </text:span></text:p>
        </text:list-item>
      </text:list>
      <text:p text:style-name="P8">Impact of Legislation (The Inflation Reduction Act)</text:p>
      <text:p text:style-name="P9"><text:span text:style-name="T2">While general costs are rising, recent legislation, specifically the </text:span><text:span text:style-name="Strong_20_Emphasis"><text:span text:style-name="T3">Inflation Reduction Act (IRA) of 2022</text:span></text:span><text:span text:style-name="T2">, has introduced measures designed to </text:span><text:span text:style-name="Emphasis"><text:span text:style-name="T4">lower</text:span></text:span><text:span text:style-name="T2"> specific out-of-pocket costs for prescription drugs: </text:span></text:p>
      <text:list text:style-name="L2">
        <text:list-item>
          <text:p text:style-name="P10"><text:span text:style-name="Strong_20_Emphasis"><text:span text:style-name="T3">Out-of-Pocket Cap on Part D Drugs:</text:span></text:span><text:span text:style-name="T2"> A new feature that took effect in 2025 is an annual cap on out-of-pocket spending for covered Part D prescription drugs, which is </text:span><text:span text:style-name="Strong_20_Emphasis"><text:span text:style-name="T3">$2,000 for 2025</text:span></text:span><text:span text:style-name="T2"> and will increase slightly to </text:span><text:span text:style-name="Strong_20_Emphasis"><text:span text:style-name="T3">$2,100 in 2026</text:span></text:span><text:span text:style-name="T2">. This is a major saving for those with very high drug costs.</text:span></text:p>
        </text:list-item>
        <text:list-item>
          <text:p text:style-name="P10"><text:soft-page-break/><text:span text:style-name="Strong_20_Emphasis"><text:span text:style-name="T3">Drug Price Negotiation:</text:span></text:span><text:span text:style-name="T2"> The IRA gave Medicare the power to negotiate prices for certain high-cost medications, with the first negotiated prices taking effect in 2026.</text:span></text:p>
        </text:list-item>
        <text:list-item>
          <text:p text:style-name="P10"><text:span text:style-name="Strong_20_Emphasis"><text:span text:style-name="T3">Capped Insulin and Vaccines:</text:span></text:span><text:span text:style-name="T2"> The law ensures a $35 monthly copay cap for covered insulin products and $0 cost-sharing for recommended adult vaccines under Part D.</text:span></text:p>
        </text:list-item>
        <text:list-item>
          <text:p text:style-name="P10"><text:span text:style-name="Strong_20_Emphasis"><text:span text:style-name="T3">Premium Stabilization:</text:span></text:span><text:span text:style-name="T2"> The IRA includes provisions to constrain the average premium increases for Part D plans (though some individual plans may still have significant increases). </text:span></text:p>
        </text:list-item>
      </text:list>
      <text:p text:style-name="P8">Potential Legislative Changes</text:p>
      <text:list text:style-name="L3">
        <text:list-item>
          <text:p text:style-name="P11">Some proposed budget reconciliation bills (which have not been signed into law as of November 2025) have contained provisions that, if enacted, could increase costs for low-income beneficiaries who rely on Medicare Savings Programs (MSPs) and the Part D Low-Income Subsidy (Extra Help). </text:p>
        </text:list-item>
      </text:list>
      <text:p text:style-name="P9"><text:span text:style-name="T2">In summary, while general program costs are increasing, specific legislative actions aim to provide financial relief in high-cost drug areas. Medicare enrollees should carefully review their Annual Notice of Change (ANOC) and compare options during the fall open enrollment period using the </text:span><text:a xlink:type="simple" xlink:href="https://www.medicare.gov/health-drug-plans/health-plans" office:target-frame-name="_blank" xlink:show="new" text:style-name="Internet_20_link" text:visited-style-name="Visited_20_Internet_20_Link"><text:span text:style-name="T5">Medicare plan finder tool</text:span></text:a><text:span text:style-name="T2"> to find the most cost-effective plan for their needs. </text:span></text:p>
      <text:p text:style-name="P3">-------------------</text:p>
      <text:p text:style-name="P3"/>
      <text:p text:style-name="P12">I also asked Google this question, <text:span text:style-name="T1">because high taxes make it move causing job losses</text:span>:</text:p>
      <text:p text:style-name="P3"/>
      <text:p text:style-name="P4">Can you explain why financial capitol moves</text:p>
      <text:p text:style-name="P13">Financial capital moves due to a combination of internal and external factors, driven by investors seeking higher returns and lower risk</text:p>
      <text:p text:style-name="P13">. A country's economic health and political stability can influence investor confidence and lead to capital inflows or outflows. Technological advancements have also made capital more mobile and accessible to a wider range of investors. </text:p>
      <text:p text:style-name="P6">Key drivers of financial capital movement</text:p>
      <text:p text:style-name="P14">Economic factors</text:p>
      <text:list text:style-name="L4">
        <text:list-item>
          <text:p text:style-name="P15"><text:soft-page-break/><text:span text:style-name="Strong_20_Emphasis"><text:span text:style-name="T3">Interest rates:</text:span></text:span><text:span text:style-name="T2"> Low domestic interest rates can encourage investors to move their money to countries where they can earn higher returns, a practice known as "carry trade". Conversely, raising interest rates can attract foreign capital, as it makes the local currency and assets more appealing to foreign investors.</text:span></text:p>
        </text:list-item>
        <text:list-item>
          <text:p text:style-name="P15"><text:span text:style-name="Strong_20_Emphasis"><text:span text:style-name="T3">Growth potential and profitability:</text:span></text:span><text:span text:style-name="T2"> Investors send capital to regions where they believe they will see greater returns. For example, foreign direct investment (FDI) is attracted to economies with high growth potential, as this indicates strong returns on investments.</text:span></text:p>
        </text:list-item>
        <text:list-item>
          <text:p text:style-name="P15"><text:span text:style-name="Strong_20_Emphasis"><text:span text:style-name="T3">Currency strength:</text:span></text:span><text:span text:style-name="T2"> An appreciating currency can attract more capital, as it makes foreign assets cheaper to acquire. However, significant foreign capital inflows can also cause a currency to appreciate, affecting a country's trade balance by making exports more expensive.</text:span></text:p>
        </text:list-item>
        <text:list-item>
          <text:p text:style-name="P15"><text:span text:style-name="Strong_20_Emphasis"><text:span text:style-name="T3">Debt and fiscal policy:</text:span></text:span><text:span text:style-name="T2"> A government's fiscal policy and debt levels also influence investor confidence. Fears of a government defaulting on its debt can trigger capital flight. </text:span></text:p>
        </text:list-item>
      </text:list>
      <text:p text:style-name="P16">Political and stability factors</text:p>
      <text:list text:style-name="L5">
        <text:list-item>
          <text:p text:style-name="P17"><text:span text:style-name="Strong_20_Emphasis"><text:span text:style-name="T3">Political turmoil and instability:</text:span></text:span><text:span text:style-name="T2"> Political unrest, the threat of civil conflict, or sudden shifts in government can cause a large-scale exodus of capital. Investors prefer stable environments where their assets are secure.</text:span></text:p>
        </text:list-item>
        <text:list-item>
          <text:p text:style-name="P17"><text:span text:style-name="Strong_20_Emphasis"><text:span text:style-name="T3">Confidence in government policy:</text:span></text:span><text:span text:style-name="T2"> A loss of confidence in a government's economic management, such as fears of currency devaluation, can prompt investors to move their capital elsewhere. Restrictive market policies or threats to property ownership also discourage investment.</text:span></text:p>
        </text:list-item>
        <text:list-item>
          <text:p text:style-name="P17"><text:span text:style-name="Strong_20_Emphasis"><text:span text:style-name="T3">Regulatory environment:</text:span></text:span><text:span text:style-name="T2"> Government regulations and policies, such as corporate tax rates or capital controls, can encourage or deter investment. Transparency and openness can increase investor confidence, while tight restrictions on capital outflow often signal underlying instability. </text:span></text:p>
        </text:list-item>
      </text:list>
      <text:p text:style-name="P16">Technological factors</text:p>
      <text:list text:style-name="L6">
        <text:list-item>
          <text:p text:style-name="P18"><text:span text:style-name="Strong_20_Emphasis"><text:span text:style-name="T3">Increased accessibility:</text:span></text:span><text:span text:style-name="T2"> Technology, such as online platforms and fintech, has made financial markets more accessible to individual investors, reducing barriers to entry.</text:span></text:p>
        </text:list-item>
        <text:list-item>
          <text:p text:style-name="P18"><text:span text:style-name="Strong_20_Emphasis"><text:span text:style-name="T3">New financial instruments:</text:span></text:span><text:span text:style-name="T2"> The development of new instruments like tokenized securities and cryptocurrencies, often facilitated by technology like blockchain, offers alternative investment avenues and new ways to move capital.</text:span></text:p>
        </text:list-item>
        <text:list-item>
          <text:p text:style-name="P18"><text:soft-page-break/><text:span text:style-name="Strong_20_Emphasis"><text:span text:style-name="T3">Automated processes:</text:span></text:span><text:span text:style-name="T2"> Automation in the capital markets, including algorithmic trading, has increased the speed and efficiency of moving capital across borders. </text:span></text:p>
        </text:list-item>
      </text:list>
      <text:p text:style-name="P8">Potential consequences</text:p>
      <text:list text:style-name="L7">
        <text:list-item>
          <text:p text:style-name="P19"><text:span text:style-name="Strong_20_Emphasis"><text:span text:style-name="T3">Capital outflows (capital flight):</text:span></text:span><text:span text:style-name="T2"> When capital leaves a country rapidly, it can weaken the national currency, increase imported inflation, and make it more expensive for the government to finance its debts.</text:span></text:p>
        </text:list-item>
        <text:list-item>
          <text:p text:style-name="P19"><text:span text:style-name="Strong_20_Emphasis"><text:span text:style-name="T3">Economic volatility:</text:span></text:span><text:span text:style-name="T2"> Large and volatile capital flows, particularly short-term flows, can create financial instability, exchange rate volatility, and potentially lead to economic downturns. </text:span></text:p>
        </text:list-item>
      </text:list>
      <text:p text:style-name="P3">-------------------</text:p>
      <text:p text:style-name="P3"/>
      <text:p text:style-name="P20">Can you show me the percent of total income tax paid by each group</text:p>
      <text:p text:style-name="P21"><text:span text:style-name="T2">Based on </text:span><text:a xlink:type="simple" xlink:href="https://www.irs.gov/statistics" office:target-frame-name="_blank" xlink:show="new" text:style-name="Internet_20_link" text:visited-style-name="Visited_20_Internet_20_Link"><text:span text:style-name="T5">Internal Revenue Service</text:span></text:a><text:span text:style-name="T2"> (IRS) data for the 2022 tax year, the U.S. federal individual income tax burden is primarily carried by top earners, reflecting a progressive tax system. </text:span></text:p>
      <text:p text:style-name="P22">The share of total federal income tax paid by various income groups is as follows:</text:p>
      <table:table table:name="Table1" table:style-name="Table1">
        <table:table-column table:style-name="Table1.A"/>
        <table:table-column table:style-name="Table1.B"/>
        <table:table-row>
          <table:table-cell table:style-name="Table1.A1" office:value-type="string">
            <text:p text:style-name="P23">Income Group </text:p>
          </table:table-cell>
          <table:table-cell table:style-name="Table1.A1" office:value-type="string">
            <text:p text:style-name="P23">Percent of Total Income Tax Paid (2022)</text:p>
          </table:table-cell>
        </table:table-row>
        <table:table-row>
          <table:table-cell table:style-name="Table1.A2" office:value-type="string">
            <text:p text:style-name="P24"><text:span text:style-name="Strong_20_Emphasis"><text:span text:style-name="T6">Top 1%</text:span></text:span><text:span text:style-name="T6"> (AGI above ~$548,000)</text:span></text:p>
          </table:table-cell>
          <table:table-cell table:style-name="Table1.A2" office:value-type="string">
            <text:p text:style-name="P24"><text:span text:style-name="Strong_20_Emphasis"><text:span text:style-name="T6">40.4%</text:span></text:span></text:p>
          </table:table-cell>
        </table:table-row>
        <table:table-row>
          <table:table-cell table:style-name="Table1.A2" office:value-type="string">
            <text:p text:style-name="P24"><text:span text:style-name="Strong_20_Emphasis"><text:span text:style-name="T6">Top 5%</text:span></text:span></text:p>
          </table:table-cell>
          <table:table-cell table:style-name="Table1.A2" office:value-type="string">
            <text:p text:style-name="P24"><text:span text:style-name="Strong_20_Emphasis"><text:span text:style-name="T6">61%</text:span></text:span><text:span text:style-name="T6"> (approx.)</text:span></text:p>
          </table:table-cell>
        </table:table-row>
        <table:table-row>
          <table:table-cell table:style-name="Table1.A2" office:value-type="string">
            <text:p text:style-name="P24"><text:span text:style-name="Strong_20_Emphasis"><text:span text:style-name="T6">Top 10%</text:span></text:span></text:p>
          </table:table-cell>
          <table:table-cell table:style-name="Table1.A2" office:value-type="string">
            <text:p text:style-name="P24"><text:span text:style-name="Strong_20_Emphasis"><text:span text:style-name="T6">72.0%</text:span></text:span></text:p>
          </table:table-cell>
        </table:table-row>
        <table:table-row>
          <table:table-cell table:style-name="Table1.A2" office:value-type="string">
            <text:p text:style-name="P24"><text:span text:style-name="Strong_20_Emphasis"><text:span text:style-name="T6">Top 25%</text:span></text:span></text:p>
          </table:table-cell>
          <table:table-cell table:style-name="Table1.A2" office:value-type="string">
            <text:p text:style-name="P24"><text:span text:style-name="Strong_20_Emphasis"><text:span text:style-name="T6">87.2%</text:span></text:span></text:p>
          </table:table-cell>
        </table:table-row>
        <table:table-row>
          <table:table-cell table:style-name="Table1.A2" office:value-type="string">
            <text:p text:style-name="P24"><text:span text:style-name="Strong_20_Emphasis"><text:span text:style-name="T6">Top 50%</text:span></text:span></text:p>
          </table:table-cell>
          <table:table-cell table:style-name="Table1.A2" office:value-type="string">
            <text:p text:style-name="P24"><text:span text:style-name="Strong_20_Emphasis"><text:span text:style-name="T6">97.0%</text:span></text:span></text:p>
          </table:table-cell>
        </table:table-row>
        <table:table-row>
          <table:table-cell table:style-name="Table1.A2" office:value-type="string">
            <text:p text:style-name="P24"><text:span text:style-name="Strong_20_Emphasis"><text:span text:style-name="T6">Bottom 50%</text:span></text:span><text:span text:style-name="T6"> (AGI below ~$50,339)</text:span></text:p>
          </table:table-cell>
          <table:table-cell table:style-name="Table1.A2" office:value-type="string">
            <text:p text:style-name="P24"><text:span text:style-name="Strong_20_Emphasis"><text:span text:style-name="T6">3.0%</text:span></text:span></text:p>
          </table:table-cell>
        </table:table-row>
      </table:table>
      <text:p text:style-name="P25">Key Takeaways</text:p>
      <text:list text:style-name="L8">
        <text:list-item>
          <text:p text:style-name="P26"><text:span text:style-name="T2">The </text:span><text:span text:style-name="Strong_20_Emphasis"><text:span text:style-name="T3">top 1%</text:span></text:span><text:span text:style-name="T2"> of taxpayers paid more in federal income taxes than the bottom 90% combined.</text:span></text:p>
        </text:list-item>
        <text:list-item>
          <text:p text:style-name="P27">The average income tax rate increases with income; the top 1% faced an average rate of 23.1%, while the bottom half paid an average rate of 3.7%.</text:p>
        </text:list-item>
        <text:list-item>
          <text:p text:style-name="P26"><text:span text:style-name="T2">The data cited focuses on federal </text:span><text:span text:style-name="Emphasis"><text:span text:style-name="T4">individual income taxes</text:span></text:span><text:span text:style-name="T2"> and does not account for other federal taxes like payroll taxes (Social Security and Medicare), which make up a significant portion of tax revenue and are often considered less progressive.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4T04:45:16.296768704</meta:creation-date>
    <dc:date>2025-11-14T09:04:20.231161241</dc:date>
    <meta:editing-duration>PT59M45S</meta:editing-duration>
    <meta:editing-cycles>7</meta:editing-cycles>
    <meta:generator>LibreOffice/25.2.7.2$Linux_X86_64 LibreOffice_project/520$Build-2</meta:generator>
    <meta:document-statistic meta:table-count="1" meta:image-count="0" meta:object-count="0" meta:page-count="4" meta:paragraph-count="64" meta:word-count="1181" meta:character-count="7648" meta:non-whitespace-character-count="6543"/>
  </office:meta>
</office:document-meta>
</file>